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be5b2" officeooo:paragraph-rsid="001be5b2"/>
    </style:style>
    <style:style style:name="P2" style:family="paragraph" style:parent-style-name="Standard">
      <style:text-properties officeooo:rsid="001be5b2" officeooo:paragraph-rsid="001bfe86"/>
    </style:style>
    <style:style style:name="T1" style:family="text">
      <style:text-properties officeooo:rsid="001bfe86"/>
    </style:style>
    <style:style style:name="T2" style:family="text">
      <style:text-properties officeooo:rsid="001d33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→<text:span text:style-name="T2"> Caches: L1 und L2 befinden sich jeweils an einem Kern der CPU.</text:span></text:p>
      <text:p text:style-name="P1"><text:tab/><text:tab/><text:span text:style-name="T2">L3 existiert nur einmal und ist für alle Kerne da.</text:span></text:p>
      <text:p text:style-name="P1">→<text:span text:style-name="T1"> Cache 1: Befindet sich direkt auf der CPU, daher sehr schnell.</text:span></text:p>
      <text:p text:style-name="P2">→<text:span text:style-name="T1"> Cache 2: </text:span>Werden Daten nicht in L<text:span text:style-name="T1">1</text:span> gefunden, wird in <text:span text:style-name="T1">L2</text:span> gesucht. Dort sind die Daten </text:p>
      <text:p text:style-name="P2"><text:tab/>zwischengespeichert, auf die die CPU kürzlich zugegriffen hat.</text:p>
      <text:p text:style-name="P1">→ Cache 3: Werden Daten nicht in L2 gefunden, wird in <text:span text:style-name="T1">L</text:span>3 gesucht. Dort sind die Daten </text:p>
      <text:p text:style-name="P1"><text:tab/>zwischengespeichert, auf die die CPU kürzlich zugegriffen ha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6T11:29:06.628736273</meta:creation-date>
    <meta:generator>LibreOffice/6.0.7.3$Linux_X86_64 LibreOffice_project/00m0$Build-3</meta:generator>
    <dc:date>2019-10-26T11:37:32.784941442</dc:date>
    <meta:editing-duration>PT8M25S</meta:editing-duration>
    <meta:editing-cycles>3</meta:editing-cycles>
    <meta:document-statistic meta:table-count="0" meta:image-count="0" meta:object-count="0" meta:page-count="1" meta:paragraph-count="7" meta:word-count="85" meta:character-count="478" meta:non-whitespace-character-count="394"/>
  </office:meta>
</office:document-meta>
</file>